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pt" fo:country="PT" officeooo:rsid="0010fa71" officeooo:paragraph-rsid="0010fa71"/>
    </style:style>
    <style:style style:name="P2" style:family="paragraph" style:parent-style-name="Preformatted_20_Text">
      <style:text-properties fo:language="pt" fo:country="PT" officeooo:rsid="0010fa71" officeooo:paragraph-rsid="0012af4b"/>
    </style:style>
    <style:style style:name="P3" style:family="paragraph" style:parent-style-name="Preformatted_20_Text">
      <style:text-properties fo:language="pt" fo:country="PT" officeooo:rsid="0012af4b" officeooo:paragraph-rsid="0012af4b"/>
    </style:style>
    <style:style style:name="P4" style:family="paragraph" style:parent-style-name="Preformatted_20_Text">
      <style:text-properties fo:language="pt" fo:country="PT" officeooo:rsid="0012e957" officeooo:paragraph-rsid="0012e957"/>
    </style:style>
    <style:style style:name="P5" style:family="paragraph" style:parent-style-name="Preformatted_20_Text">
      <style:text-properties fo:language="pt" fo:country="PT" officeooo:rsid="00131b08" officeooo:paragraph-rsid="00131b08"/>
    </style:style>
    <style:style style:name="P6" style:family="paragraph" style:parent-style-name="Preformatted_20_Text">
      <style:text-properties fo:language="pt" fo:country="PT" officeooo:rsid="0014f6bb" officeooo:paragraph-rsid="0014f6bb"/>
    </style:style>
    <style:style style:name="P7" style:family="paragraph" style:parent-style-name="Preformatted_20_Text">
      <style:text-properties fo:language="pt" fo:country="PT" officeooo:rsid="0016b4c4" officeooo:paragraph-rsid="0016b4c4"/>
    </style:style>
    <style:style style:name="P8" style:family="paragraph" style:parent-style-name="Preformatted_20_Text">
      <style:text-properties fo:language="pt" fo:country="PT" officeooo:rsid="0018669e" officeooo:paragraph-rsid="0018669e"/>
    </style:style>
    <style:style style:name="P9" style:family="paragraph" style:parent-style-name="Preformatted_20_Text">
      <style:text-properties fo:language="pt" fo:country="PT" officeooo:rsid="00197546" officeooo:paragraph-rsid="00197546"/>
    </style:style>
    <style:style style:name="P10" style:family="paragraph" style:parent-style-name="Preformatted_20_Text">
      <style:text-properties fo:language="pt" fo:country="PT" officeooo:rsid="001b632f" officeooo:paragraph-rsid="001b632f"/>
    </style:style>
    <style:style style:name="P11" style:family="paragraph" style:parent-style-name="Preformatted_20_Text">
      <style:text-properties fo:language="pt" fo:country="PT" officeooo:rsid="001ce8f0" officeooo:paragraph-rsid="001ce8f0"/>
    </style:style>
    <style:style style:name="P12" style:family="paragraph" style:parent-style-name="Preformatted_20_Text">
      <style:text-properties fo:language="pt" fo:country="PT" officeooo:rsid="001db189" officeooo:paragraph-rsid="001db189"/>
    </style:style>
    <style:style style:name="P13" style:family="paragraph" style:parent-style-name="Preformatted_20_Text">
      <style:text-properties fo:language="pt" fo:country="PT" officeooo:rsid="001e4f41" officeooo:paragraph-rsid="001e4f41"/>
    </style:style>
    <style:style style:name="P14" style:family="paragraph" style:parent-style-name="Preformatted_20_Text">
      <style:text-properties fo:language="pt" fo:country="PT" officeooo:rsid="00204c07" officeooo:paragraph-rsid="00204c07"/>
    </style:style>
    <style:style style:name="P15" style:family="paragraph" style:parent-style-name="Preformatted_20_Text">
      <style:text-properties fo:language="pt" fo:country="PT" officeooo:rsid="0020b8df" officeooo:paragraph-rsid="0020b8df"/>
    </style:style>
    <style:style style:name="P16" style:family="paragraph" style:parent-style-name="Preformatted_20_Text">
      <style:text-properties fo:language="pt" fo:country="PT" officeooo:rsid="0021e521" officeooo:paragraph-rsid="0021e521"/>
    </style:style>
    <style:style style:name="P17" style:family="paragraph" style:parent-style-name="Preformatted_20_Text">
      <style:text-properties fo:language="pt" fo:country="PT" officeooo:rsid="0023bda8" officeooo:paragraph-rsid="0023bda8"/>
    </style:style>
    <style:style style:name="P18" style:family="paragraph" style:parent-style-name="Preformatted_20_Text">
      <style:text-properties fo:language="pt" fo:country="PT" officeooo:rsid="00240583" officeooo:paragraph-rsid="00240583"/>
    </style:style>
    <style:style style:name="P19" style:family="paragraph" style:parent-style-name="Preformatted_20_Text">
      <style:text-properties fo:language="pt" fo:country="PT" officeooo:rsid="0025f10b" officeooo:paragraph-rsid="0025f10b"/>
    </style:style>
    <style:style style:name="P20" style:family="paragraph" style:parent-style-name="Preformatted_20_Text">
      <style:text-properties fo:language="pt" fo:country="PT" officeooo:rsid="0027a935" officeooo:paragraph-rsid="0027a935"/>
    </style:style>
    <style:style style:name="P21" style:family="paragraph" style:parent-style-name="Preformatted_20_Text">
      <style:text-properties officeooo:rsid="000ca6c1" officeooo:paragraph-rsid="000ca6c1"/>
    </style:style>
    <style:style style:name="P22" style:family="paragraph" style:parent-style-name="Preformatted_20_Text">
      <style:text-properties officeooo:rsid="000e7057" officeooo:paragraph-rsid="000e7057"/>
    </style:style>
    <style:style style:name="P23" style:family="paragraph" style:parent-style-name="Preformatted_20_Text">
      <style:text-properties officeooo:rsid="000fddb8" officeooo:paragraph-rsid="000fddb8"/>
    </style:style>
    <style:style style:name="P24" style:family="paragraph" style:parent-style-name="Preformatted_20_Text">
      <style:text-properties officeooo:rsid="001042ea" officeooo:paragraph-rsid="001042ea"/>
    </style:style>
    <style:style style:name="P25" style:family="paragraph" style:parent-style-name="Preformatted_20_Text">
      <style:text-properties officeooo:rsid="0010fa71" officeooo:paragraph-rsid="0010fa71"/>
    </style:style>
    <style:style style:name="P26" style:family="paragraph" style:parent-style-name="Preformatted_20_Text">
      <style:text-properties officeooo:rsid="0012af4b" officeooo:paragraph-rsid="0012af4b"/>
    </style:style>
    <style:style style:name="P27" style:family="paragraph" style:parent-style-name="Standard">
      <style:text-properties officeooo:rsid="000ca6c1" officeooo:paragraph-rsid="000ca6c1"/>
    </style:style>
    <style:style style:name="T1" style:family="text">
      <style:text-properties fo:language="pt" fo:country="PT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042ea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2af4b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2e957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ce8f0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83f22" style:font-name-asian="Noto Sans Mono CJK SC" style:font-size-asian="10pt" style:font-name-complex="Liberation Mono" style:font-size-complex="10pt"/>
    </style:style>
    <style:style style:name="T8" style:family="text">
      <style:text-properties officeooo:rsid="00104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IDS: <text:span text:style-name="T8">1</text:span></text:p>
      <text:p text:style-name="P27"/>
      <text:p text:style-name="P27">perda de massa muscular?</text:p>
      <text:p text:style-name="P27">Manchas na garganta?</text:p>
      <text:p text:style-name="P27">Febre alta?</text:p>
      <text:p text:style-name="P21"><text:bookmark text:name="tw-target-text"/><text:span text:style-name="T1">Contatos ExtraConjungais?</text:span></text:p>
      <text:p text:style-name="P21"/>
      <text:p text:style-name="P22">ACNE : <text:span text:style-name="T8">2</text:span></text:p>
      <text:p text:style-name="P22"/>
      <text:p text:style-name="P22">ERUPÇ<text:span text:style-name="T2">ÃO CUTÂNEA</text:span></text:p>
      <text:p text:style-name="P22"><text:span text:style-name="T2">ESPINHA DE PUS</text:span></text:p>
      <text:p text:style-name="P22"><text:span text:style-name="T2">CRAVO</text:span></text:p>
      <text:p text:style-name="P22"><text:span text:style-name="T2">corrimento</text:span></text:p>
      <text:p text:style-name="P22"><text:span text:style-name="T2"/></text:p>
      <text:p text:style-name="P22"><text:span text:style-name="T2">HEPATITE ALCÓOLICA: </text:span><text:span text:style-name="T3">3</text:span></text:p>
      <text:p text:style-name="P22"><text:span text:style-name="T2"/></text:p>
      <text:p text:style-name="P22"><text:span text:style-name="T2">vômito</text:span></text:p>
      <text:p text:style-name="P22"><text:span text:style-name="T2">pele amarelada</text:span></text:p>
      <text:p text:style-name="P22"><text:span text:style-name="T2">dor abdominal</text:span></text:p>
      <text:p text:style-name="P22"><text:span text:style-name="T2">inchaço no estômago</text:span></text:p>
      <text:p text:style-name="P22"><text:span text:style-name="T2">Distenção no abdômen</text:span></text:p>
      <text:p text:style-name="P22"><text:span text:style-name="T2">histórico de consumo de alcóol</text:span></text:p>
      <text:p text:style-name="P23"><text:span text:style-name="T2">sobrecarga de fluido</text:span></text:p>
      <text:p text:style-name="P23"><text:span text:style-name="T2"/></text:p>
      <text:p text:style-name="P23"><text:span text:style-name="T2">ALERGIA: </text:span><text:span text:style-name="T3">4 </text:span></text:p>
      <text:p text:style-name="P23"><text:span text:style-name="T2"/></text:p>
      <text:p text:style-name="P23"><text:span text:style-name="T2">espirro continuo</text:span></text:p>
      <text:p text:style-name="P23"><text:span text:style-name="T2">tremendo</text:span></text:p>
      <text:p text:style-name="P23"><text:span text:style-name="T2">arrepio</text:span></text:p>
      <text:p text:style-name="P23"><text:span text:style-name="T2">lacrimejando os olhos</text:span></text:p>
      <text:p text:style-name="P23"><text:span text:style-name="T2"/></text:p>
      <text:p text:style-name="P23"><text:span text:style-name="T2">ARTRITE: </text:span><text:span text:style-name="T7">5</text:span></text:p>
      <text:p text:style-name="P23"><text:span text:style-name="T2"/></text:p>
      <text:p text:style-name="P23"><text:span text:style-name="T2">fraqueza nos musculos</text:span></text:p>
      <text:p text:style-name="P23"><text:span text:style-name="T2">torcicolo</text:span></text:p>
      <text:p text:style-name="P23"><text:span text:style-name="T2">articulações inchadas</text:span></text:p>
      <text:p text:style-name="P23"><text:span text:style-name="T2">rigidez nos movimentos</text:span></text:p>
      <text:p text:style-name="P23"><text:span text:style-name="T2">dor ao caminhar</text:span></text:p>
      <text:p text:style-name="P23"><text:span text:style-name="T2"/></text:p>
      <text:p text:style-name="P23"><text:span text:style-name="T3">ASMA BRÔNQUICA</text:span><text:span text:style-name="T2">: </text:span><text:span text:style-name="T7">6</text:span></text:p>
      <text:p text:style-name="P23"><text:span text:style-name="T2"/></text:p>
      <text:p text:style-name="P24"><text:span text:style-name="T2">fadiga</text:span></text:p>
      <text:p text:style-name="P24"><text:span text:style-name="T2">tosse</text:span></text:p>
      <text:p text:style-name="P24"><text:span text:style-name="T2">febre alta</text:span></text:p>
      <text:p text:style-name="P24"><text:span text:style-name="T2">falta de ar</text:span></text:p>
      <text:p text:style-name="P24"><text:span text:style-name="T2">histórico familiar</text:span></text:p>
      <text:p text:style-name="P24"><text:span text:style-name="T2">escarro mucóide</text:span></text:p>
      <text:p text:style-name="P24"><text:span text:style-name="T2"/></text:p>
      <text:p text:style-name="P24"><text:span text:style-name="T2">ESPONDILOSE CERVICAL: </text:span><text:span text:style-name="T7">7</text:span></text:p>
      <text:p text:style-name="P24"><text:span text:style-name="T2"/></text:p>
      <text:p text:style-name="P24"><text:span text:style-name="T2">dor nas costas</text:span></text:p>
      <text:p text:style-name="P24"><text:span text:style-name="T2">fraqueza nos membros</text:span></text:p>
      <text:p text:style-name="P24"><text:span text:style-name="T2">dor no pescoço</text:span></text:p>
      <text:p text:style-name="P24"><text:span text:style-name="T2">tontura</text:span></text:p>
      <text:p text:style-name="P24"><text:span text:style-name="T2">perda de equilíbrio</text:span></text:p>
      <text:p text:style-name="P24"><text:span text:style-name="T2"/></text:p>
      <text:p text:style-name="P24"><text:span text:style-name="T2">CATAPORA : </text:span><text:span text:style-name="T7">8</text:span></text:p>
      <text:p text:style-name="P24"><text:span text:style-name="T2"/></text:p>
      <text:p text:style-name="P24"><text:span text:style-name="T2">coceira</text:span></text:p>
      <text:p text:style-name="P25"><text:span text:style-name="T2">erupção cutânea</text:span></text:p>
      <text:p text:style-name="P25"><text:span text:style-name="T2">fadiga</text:span></text:p>
      <text:p text:style-name="P25"><text:span text:style-name="T2">letargia</text:span></text:p>
      <text:p text:style-name="P25"><text:span text:style-name="T2">febre alta</text:span></text:p>
      <text:p text:style-name="P25"><text:soft-page-break/><text:span text:style-name="T2">dor de cabeça</text:span></text:p>
      <text:p text:style-name="P25"><text:span text:style-name="T2">perda de apetite</text:span></text:p>
      <text:p text:style-name="P25"><text:span text:style-name="T2">febre baixa</text:span></text:p>
      <text:p text:style-name="P1"><text:bookmark text:name="tw-target-text1"/><text:span text:style-name="T2">gânglios linfáticos inchados</text:span></text:p>
      <text:p text:style-name="P25"><text:span text:style-name="T2">mal estar</text:span></text:p>
      <text:p text:style-name="P25"><text:span text:style-name="T2">manchas vermelhas</text:span></text:p>
      <text:p text:style-name="P25"><text:span text:style-name="T2"/></text:p>
      <text:p text:style-name="P25"><text:span text:style-name="T2">COLESTASE CRÔNICA: </text:span><text:span text:style-name="T7">9</text:span></text:p>
      <text:p text:style-name="P25"><text:span text:style-name="T2"/></text:p>
      <text:p text:style-name="P25"><text:span text:style-name="T2">coceira</text:span></text:p>
      <text:p text:style-name="P26"><text:span text:style-name="T2">vomito</text:span></text:p>
      <text:p text:style-name="P26"><text:span text:style-name="T2">pele amarelada</text:span></text:p>
      <text:p text:style-name="P26"><text:span text:style-name="T2">nausea</text:span></text:p>
      <text:p text:style-name="P26"><text:span text:style-name="T2">falta de apetite</text:span></text:p>
      <text:p text:style-name="P26"><text:span text:style-name="T2">dores abdominais</text:span></text:p>
      <text:p text:style-name="P26"><text:span text:style-name="T2">olhos amarelados</text:span></text:p>
      <text:p text:style-name="P26"><text:span text:style-name="T2"/></text:p>
      <text:p text:style-name="P26"><text:span text:style-name="T2">G</text:span><text:span text:style-name="T5">RIPE COMUM</text:span><text:span text:style-name="T2">: </text:span><text:span text:style-name="T7">10</text:span></text:p>
      <text:p text:style-name="P26"><text:span text:style-name="T2"/></text:p>
      <text:p text:style-name="P26"><text:span text:style-name="T2">Espirro constante</text:span></text:p>
      <text:p text:style-name="P26"><text:span text:style-name="T2">arrepios</text:span></text:p>
      <text:p text:style-name="P26"><text:span text:style-name="T2">fadiga</text:span></text:p>
      <text:p text:style-name="P26"><text:span text:style-name="T2">tosse</text:span></text:p>
      <text:p text:style-name="P26"><text:span text:style-name="T2">febre alta</text:span></text:p>
      <text:p text:style-name="P26"><text:span text:style-name="T2">dor de cabeça</text:span></text:p>
      <text:p text:style-name="P2"><text:bookmark text:name="tw-target-text11"/><text:span text:style-name="T2">gânglios linfáticos inchados</text:span></text:p>
      <text:p text:style-name="P3"><text:span text:style-name="T2">mal estar</text:span></text:p>
      <text:p text:style-name="P3"><text:span text:style-name="T2">catarro</text:span></text:p>
      <text:p text:style-name="P3"><text:span text:style-name="T2">garganta irritada</text:span></text:p>
      <text:p text:style-name="P3"><text:span text:style-name="T2">vermilhadão nos olhos</text:span></text:p>
      <text:p text:style-name="P3"><text:span text:style-name="T2">pressão sinusal</text:span></text:p>
      <text:p text:style-name="P3"><text:span text:style-name="T2">nariz com secreção</text:span></text:p>
      <text:p text:style-name="P3"><text:span text:style-name="T2">congestionamento</text:span></text:p>
      <text:p text:style-name="P3"><text:span text:style-name="T2">dor no peito</text:span></text:p>
      <text:p text:style-name="P3"><text:span text:style-name="T2">perda do olfato</text:span></text:p>
      <text:p text:style-name="P3"><text:span text:style-name="T2">dores musculares</text:span></text:p>
      <text:p text:style-name="P3"><text:span text:style-name="T2"/></text:p>
      <text:p text:style-name="P4"><text:span text:style-name="T2">DENGUE : 1</text:span><text:span text:style-name="T7">1</text:span></text:p>
      <text:p text:style-name="P4"><text:span text:style-name="T2"/></text:p>
      <text:p text:style-name="P4"><text:span text:style-name="T2">erupção cutânea</text:span></text:p>
      <text:p text:style-name="P4"><text:span text:style-name="T2">dor nas articulações</text:span></text:p>
      <text:p text:style-name="P4"><text:span text:style-name="T2">vomito</text:span></text:p>
      <text:p text:style-name="P4"><text:span text:style-name="T2">fadiga</text:span></text:p>
      <text:p text:style-name="P4"><text:span text:style-name="T2">febre alta</text:span></text:p>
      <text:p text:style-name="P4"><text:span text:style-name="T2">dor de cabeça</text:span></text:p>
      <text:p text:style-name="P4"><text:span text:style-name="T2">nause</text:span></text:p>
      <text:p text:style-name="P4"><text:span text:style-name="T2">perda de apetite</text:span></text:p>
      <text:p text:style-name="P4"><text:span text:style-name="T2">dor atras dos olhos</text:span></text:p>
      <text:p text:style-name="P4"><text:span text:style-name="T2">dor nas costas</text:span></text:p>
      <text:p text:style-name="P4"><text:span text:style-name="T2">mal estar</text:span></text:p>
      <text:p text:style-name="P4"><text:span text:style-name="T2">dores musculares</text:span></text:p>
      <text:p text:style-name="P4"><text:span text:style-name="T2">manchas vermelhas sobre o corpo</text:span></text:p>
      <text:p text:style-name="P4"><text:span text:style-name="T2"/></text:p>
      <text:p text:style-name="P4"><text:span text:style-name="T2">DIABETES: 1</text:span><text:span text:style-name="T7">2</text:span></text:p>
      <text:p text:style-name="P4"><text:span text:style-name="T2"/></text:p>
      <text:p text:style-name="P4"><text:span text:style-name="T2">fadiga</text:span></text:p>
      <text:p text:style-name="P4"><text:span text:style-name="T2">perda de peso</text:span></text:p>
      <text:p text:style-name="P4"><text:span text:style-name="T2">inquietação</text:span></text:p>
      <text:p text:style-name="P4"><text:span text:style-name="T2">letargia</text:span></text:p>
      <text:p text:style-name="P4"><text:span text:style-name="T2">nível inrregular de açúcar</text:span></text:p>
      <text:p text:style-name="P5"><text:span text:style-name="T2">visão turva e distorcida</text:span></text:p>
      <text:p text:style-name="P5"><text:span text:style-name="T2">obesidade</text:span></text:p>
      <text:p text:style-name="P5"><text:span text:style-name="T2">fome excessiva</text:span></text:p>
      <text:p text:style-name="P5"><text:span text:style-name="T2">aumento do apetite</text:span></text:p>
      <text:p text:style-name="P5"><text:soft-page-break/><text:span text:style-name="T2">poliúra</text:span></text:p>
      <text:p text:style-name="P5"><text:span text:style-name="T2"/></text:p>
      <text:p text:style-name="P5"><text:span text:style-name="T2">HEMORRÓIDAS DIMÓRFICAS : 1</text:span><text:span text:style-name="T7">3</text:span></text:p>
      <text:p text:style-name="P5"><text:span text:style-name="T2"/></text:p>
      <text:p text:style-name="P5"><text:span text:style-name="T2">constipação</text:span></text:p>
      <text:p text:style-name="P5"><text:span text:style-name="T2">dores durante evacuação</text:span></text:p>
      <text:p text:style-name="P5"><text:span text:style-name="T2">dor na região anal</text:span></text:p>
      <text:p text:style-name="P5"><text:span text:style-name="T2">sangue nas fezes</text:span></text:p>
      <text:p text:style-name="P5"><text:span text:style-name="T2">irritação anal</text:span></text:p>
      <text:p text:style-name="P5"><text:span text:style-name="T2"/></text:p>
      <text:p text:style-name="P5"><text:span text:style-name="T2">REAÇÃO AS DROGAS: 1</text:span><text:span text:style-name="T7">4</text:span></text:p>
      <text:p text:style-name="P5"><text:span text:style-name="T2"/></text:p>
      <text:p text:style-name="P5"><text:span text:style-name="T2">coceira</text:span></text:p>
      <text:p text:style-name="P5"><text:span text:style-name="T2">erupção cutânea</text:span></text:p>
      <text:p text:style-name="P5"><text:span text:style-name="T2">dor no estômago</text:span></text:p>
      <text:p text:style-name="P6"><text:span text:style-name="T2">ardência ao urinar</text:span></text:p>
      <text:p text:style-name="P6"><text:span text:style-name="T2">manchas na urina</text:span></text:p>
      <text:p text:style-name="P6"><text:span text:style-name="T2"/></text:p>
      <text:p text:style-name="P6"><text:span text:style-name="T2">INFECÇÃO POR FUNGOS : 1</text:span><text:span text:style-name="T7">5</text:span></text:p>
      <text:p text:style-name="P6"><text:span text:style-name="T2"/></text:p>
      <text:p text:style-name="P6"><text:span text:style-name="T2">coceira</text:span></text:p>
      <text:p text:style-name="P6"><text:span text:style-name="T2">erupção cutânea</text:span></text:p>
      <text:p text:style-name="P6"><text:span text:style-name="T2">erupções cutâneas nodais</text:span></text:p>
      <text:p text:style-name="P6"><text:span text:style-name="T2">mancha discomica</text:span></text:p>
      <text:p text:style-name="P6"><text:span text:style-name="T2"/></text:p>
      <text:p text:style-name="P6"><text:span text:style-name="T2">GERD : 1</text:span><text:span text:style-name="T7">6</text:span></text:p>
      <text:p text:style-name="P6"><text:span text:style-name="T2"/></text:p>
      <text:p text:style-name="P6"><text:span text:style-name="T2">dores no estômago</text:span></text:p>
      <text:p text:style-name="P6"><text:span text:style-name="T2">acidez no estômago</text:span></text:p>
      <text:p text:style-name="P7"><text:span text:style-name="T2">ulceras na língua</text:span></text:p>
      <text:p text:style-name="P7"><text:span text:style-name="T2">vomito</text:span></text:p>
      <text:p text:style-name="P7"><text:span text:style-name="T2">tosse</text:span></text:p>
      <text:p text:style-name="P7"><text:span text:style-name="T2">dor no peito</text:span></text:p>
      <text:p text:style-name="P7"><text:span text:style-name="T2"/></text:p>
      <text:p text:style-name="P7"><text:span text:style-name="T2">GASTROENTERITE : 1</text:span><text:span text:style-name="T7">7</text:span></text:p>
      <text:p text:style-name="P7"><text:span text:style-name="T2"/></text:p>
      <text:p text:style-name="P7"><text:span text:style-name="T2">vomito</text:span></text:p>
      <text:p text:style-name="P7"><text:span text:style-name="T2">olhos fundos</text:span></text:p>
      <text:p text:style-name="P7"><text:span text:style-name="T2">desidratação</text:span></text:p>
      <text:p text:style-name="P7"><text:span text:style-name="T2">diarreia</text:span></text:p>
      <text:p text:style-name="P7"><text:span text:style-name="T2"/></text:p>
      <text:p text:style-name="P7"><text:span text:style-name="T2">ATAQUE CARDÍACO: 1</text:span><text:span text:style-name="T7">8</text:span></text:p>
      <text:p text:style-name="P7"><text:span text:style-name="T2"/></text:p>
      <text:p text:style-name="P7"><text:span text:style-name="T2">vomito</text:span></text:p>
      <text:p text:style-name="P7"><text:span text:style-name="T2">falta de ar</text:span></text:p>
      <text:p text:style-name="P7"><text:span text:style-name="T2">suor em excesso</text:span></text:p>
      <text:p text:style-name="P7"><text:span text:style-name="T2">dor no peito</text:span></text:p>
      <text:p text:style-name="P7"><text:span text:style-name="T2"/></text:p>
      <text:p text:style-name="P7"><text:span text:style-name="T2">HEPATITE B : 1</text:span><text:span text:style-name="T7">9</text:span></text:p>
      <text:p text:style-name="P7"><text:span text:style-name="T2"/></text:p>
      <text:p text:style-name="P7"><text:span text:style-name="T2">coceira</text:span></text:p>
      <text:p text:style-name="P7"><text:span text:style-name="T2">fadiga</text:span></text:p>
      <text:p text:style-name="P7"><text:span text:style-name="T2">letargia</text:span></text:p>
      <text:p text:style-name="P7"><text:span text:style-name="T2">pele amarelada</text:span></text:p>
      <text:p text:style-name="P7"><text:span text:style-name="T2">urina escura</text:span></text:p>
      <text:p text:style-name="P7"><text:span text:style-name="T2">perda de apetite</text:span></text:p>
      <text:p text:style-name="P7"><text:span text:style-name="T2">dores abdominais</text:span></text:p>
      <text:p text:style-name="P7"><text:span text:style-name="T2">urina amarelada</text:span></text:p>
      <text:p text:style-name="P7"><text:span text:style-name="T2">olhos amarelados</text:span></text:p>
      <text:p text:style-name="P7"><text:span text:style-name="T2">mal estar</text:span></text:p>
      <text:p text:style-name="P8"><text:span text:style-name="T2">recebeu transfusão de sangue</text:span></text:p>
      <text:p text:style-name="P8"><text:span text:style-name="T2">recebeu injeções não esterilizadas</text:span></text:p>
      <text:p text:style-name="P8"><text:span text:style-name="T2"/></text:p>
      <text:p text:style-name="P8"><text:span text:style-name="T2">HEPATITE C : </text:span><text:span text:style-name="T7">20</text:span></text:p>
      <text:p text:style-name="P8"><text:soft-page-break/><text:span text:style-name="T2">fadiga</text:span></text:p>
      <text:p text:style-name="P8"><text:span text:style-name="T2">pele amarelada</text:span></text:p>
      <text:p text:style-name="P8"><text:span text:style-name="T2">nausea</text:span></text:p>
      <text:p text:style-name="P8"><text:span text:style-name="T2">perda de apetite</text:span></text:p>
      <text:p text:style-name="P8"><text:span text:style-name="T2">olhos amarelados</text:span></text:p>
      <text:p text:style-name="P8"><text:span text:style-name="T2">histórico familiar</text:span></text:p>
      <text:p text:style-name="P8"><text:span text:style-name="T2"/></text:p>
      <text:p text:style-name="P8"><text:span text:style-name="T2"/></text:p>
      <text:p text:style-name="P8"><text:span text:style-name="T2">HEPATITE D: 2</text:span><text:span text:style-name="T7">1</text:span></text:p>
      <text:p text:style-name="P8"><text:span text:style-name="T2"/></text:p>
      <text:p text:style-name="P8"><text:span text:style-name="T2">dor nas articulações</text:span></text:p>
      <text:p text:style-name="P8"><text:span text:style-name="T2">vomito</text:span></text:p>
      <text:p text:style-name="P8"><text:span text:style-name="T2">fadiga</text:span></text:p>
      <text:p text:style-name="P8"><text:span text:style-name="T2">pele amarelada</text:span></text:p>
      <text:p text:style-name="P8"><text:span text:style-name="T2">urina escura</text:span></text:p>
      <text:p text:style-name="P8"><text:span text:style-name="T2">nausea</text:span></text:p>
      <text:p text:style-name="P8"><text:span text:style-name="T2">perda de apetite</text:span></text:p>
      <text:p text:style-name="P8"><text:span text:style-name="T2">dores abdominais</text:span></text:p>
      <text:p text:style-name="P8"><text:span text:style-name="T2">olhos amarelados</text:span></text:p>
      <text:p text:style-name="P8"><text:span text:style-name="T2"/></text:p>
      <text:p text:style-name="P8"><text:span text:style-name="T2">HEPATITE E: 2</text:span><text:span text:style-name="T7">2</text:span></text:p>
      <text:p text:style-name="P8"><text:span text:style-name="T2"/></text:p>
      <text:p text:style-name="P9"><text:span text:style-name="T2">dor nas articulações</text:span></text:p>
      <text:p text:style-name="P9"><text:span text:style-name="T2">vomito</text:span></text:p>
      <text:p text:style-name="P9"><text:span text:style-name="T2">fadiga</text:span></text:p>
      <text:p text:style-name="P9"><text:span text:style-name="T2">febre alta</text:span></text:p>
      <text:p text:style-name="P9"><text:span text:style-name="T2">pele amarelada</text:span></text:p>
      <text:p text:style-name="P9"><text:span text:style-name="T2">urina escura</text:span></text:p>
      <text:p text:style-name="P9"><text:span text:style-name="T2">nausea </text:span></text:p>
      <text:p text:style-name="P9"><text:span text:style-name="T2">perda de apetite</text:span></text:p>
      <text:p text:style-name="P9"><text:span text:style-name="T2">dores abdominais</text:span></text:p>
      <text:p text:style-name="P9"><text:span text:style-name="T2">olhos amarelados</text:span></text:p>
      <text:p text:style-name="P9"><text:span text:style-name="T2">insuficiência hepática aguda</text:span></text:p>
      <text:p text:style-name="P9"><text:span text:style-name="T2">coma</text:span></text:p>
      <text:p text:style-name="P9"><text:span text:style-name="T2">sangramento no estômago</text:span></text:p>
      <text:p text:style-name="P9"><text:span text:style-name="T2"/></text:p>
      <text:p text:style-name="P10"><text:span text:style-name="T2">HIPERTENSÃO : 2</text:span><text:span text:style-name="T7">3</text:span></text:p>
      <text:p text:style-name="P10"><text:span text:style-name="T2"/></text:p>
      <text:p text:style-name="P10"><text:span text:style-name="T2">dor de cabeça</text:span></text:p>
      <text:p text:style-name="P10"><text:span text:style-name="T2">dor no peito</text:span></text:p>
      <text:p text:style-name="P10"><text:span text:style-name="T2">tontura</text:span></text:p>
      <text:p text:style-name="P10"><text:span text:style-name="T2">perda de equilíbrio</text:span></text:p>
      <text:p text:style-name="P10"><text:span text:style-name="T2">falta de concentração</text:span></text:p>
      <text:p text:style-name="P10"><text:span text:style-name="T2"/></text:p>
      <text:p text:style-name="P11"><text:span text:style-name="T2">HIPERTIREÓIDISMO: 2</text:span><text:span text:style-name="T7">4</text:span></text:p>
      <text:p text:style-name="P11"><text:span text:style-name="T2"/></text:p>
      <text:p text:style-name="P11"><text:span text:style-name="T2">fadiga</text:span></text:p>
      <text:p text:style-name="P11"><text:span text:style-name="T2">mudanças de humor</text:span></text:p>
      <text:p text:style-name="P11"><text:span text:style-name="T2">perda de peso</text:span></text:p>
      <text:p text:style-name="P11"><text:span text:style-name="T2">inquietação</text:span></text:p>
      <text:p text:style-name="P11"><text:span text:style-name="T2">suor em excesso</text:span></text:p>
      <text:p text:style-name="P11"><text:span text:style-name="T2">diarreia</text:span></text:p>
      <text:p text:style-name="P11"><text:span text:style-name="T2">frequência cárdiaca alta</text:span></text:p>
      <text:p text:style-name="P11"><text:span text:style-name="T2">fome em excesso</text:span></text:p>
      <text:p text:style-name="P11"><text:span text:style-name="T2">fraqueza muscular</text:span></text:p>
      <text:p text:style-name="P11"><text:span text:style-name="T2">irritabilidade</text:span></text:p>
      <text:p text:style-name="P12"><text:span text:style-name="T2">cólicas abdominais</text:span></text:p>
      <text:p text:style-name="P10"><text:span text:style-name="T2"/></text:p>
      <text:p text:style-name="P10"><text:span text:style-name="T2">HIPOGLICEMIA : 2</text:span><text:span text:style-name="T7">5</text:span></text:p>
      <text:p text:style-name="P10"><text:span text:style-name="T2"/></text:p>
      <text:p text:style-name="P10"><text:span text:style-name="T2">vomito</text:span></text:p>
      <text:p text:style-name="P10"><text:span text:style-name="T2">fadiga</text:span></text:p>
      <text:p text:style-name="P10"><text:span text:style-name="T2">ansiedade</text:span></text:p>
      <text:p text:style-name="P10"><text:span text:style-name="T2">suor em excesso</text:span></text:p>
      <text:p text:style-name="P10"><text:soft-page-break/><text:span text:style-name="T2">dor de cabeça</text:span></text:p>
      <text:p text:style-name="P10"><text:span text:style-name="T2">nausea</text:span></text:p>
      <text:p text:style-name="P10"><text:span text:style-name="T2">visão turva e distorcida</text:span></text:p>
      <text:p text:style-name="P10"><text:span text:style-name="T2">fome excessiva</text:span></text:p>
      <text:p text:style-name="P10"><text:span text:style-name="T2">lábios formingando</text:span></text:p>
      <text:p text:style-name="P10"><text:span text:style-name="T2">fala arrastada</text:span></text:p>
      <text:p text:style-name="P11"><text:span text:style-name="T2">irritabilidade</text:span></text:p>
      <text:p text:style-name="P11"><text:span text:style-name="T2">palpitações</text:span></text:p>
      <text:p text:style-name="P11"><text:span text:style-name="T2"/></text:p>
      <text:p text:style-name="P12"><text:span text:style-name="T2">HIPOTIREOÍDISMO: 2</text:span><text:span text:style-name="T7">6</text:span></text:p>
      <text:p text:style-name="P12"><text:span text:style-name="T2"/></text:p>
      <text:p text:style-name="P12"><text:span text:style-name="T2">fadiga</text:span></text:p>
      <text:p text:style-name="P12"><text:span text:style-name="T2">ganho de peso</text:span></text:p>
      <text:p text:style-name="P12"><text:span text:style-name="T2">pes e mãos gelados</text:span></text:p>
      <text:p text:style-name="P12"><text:span text:style-name="T2">mudanças de humor</text:span></text:p>
      <text:p text:style-name="P12"><text:span text:style-name="T2">letargia</text:span></text:p>
      <text:p text:style-name="P12"><text:span text:style-name="T2">tontura</text:span></text:p>
      <text:p text:style-name="P12"><text:span text:style-name="T2">face e olhos inchados</text:span></text:p>
      <text:p text:style-name="P12"><text:span text:style-name="T2">tireoide aumentada</text:span></text:p>
      <text:p text:style-name="P12"><text:span text:style-name="T2">unhas quebradiças</text:span></text:p>
      <text:p text:style-name="P12"><text:span text:style-name="T2">extremidades inchadas</text:span></text:p>
      <text:p text:style-name="P12"><text:span text:style-name="T2">depressão</text:span></text:p>
      <text:p text:style-name="P12"><text:span text:style-name="T2">irritabilidade</text:span></text:p>
      <text:p text:style-name="P12"><text:span text:style-name="T2">cólicas abdominais</text:span></text:p>
      <text:p text:style-name="P12"><text:span text:style-name="T2"/></text:p>
      <text:p text:style-name="P12"><text:span text:style-name="T2"/></text:p>
      <text:p text:style-name="P12"><text:span text:style-name="T2">IMPETIGO : 2</text:span><text:span text:style-name="T7">7</text:span></text:p>
      <text:p text:style-name="P12"><text:span text:style-name="T2"/></text:p>
      <text:p text:style-name="P13"><text:span text:style-name="T2">erupção cutânea</text:span></text:p>
      <text:p text:style-name="P13"><text:span text:style-name="T2">bolhas</text:span></text:p>
      <text:p text:style-name="P13"><text:span text:style-name="T2">feridas vermelhas ao redor do nariz</text:span></text:p>
      <text:p text:style-name="P13"><text:span text:style-name="T2">corrimento de crosta amarelada</text:span></text:p>
      <text:p text:style-name="P13"><text:span text:style-name="T2"/></text:p>
      <text:p text:style-name="P13"><text:span text:style-name="T2">ICTERÍCIA : 2</text:span><text:span text:style-name="T7">8</text:span></text:p>
      <text:p text:style-name="P13"><text:span text:style-name="T2"/></text:p>
      <text:p text:style-name="P13"><text:span text:style-name="T2">coceira</text:span></text:p>
      <text:p text:style-name="P13"><text:span text:style-name="T2">vomito</text:span></text:p>
      <text:p text:style-name="P13"><text:span text:style-name="T2">fadiga</text:span></text:p>
      <text:p text:style-name="P13"><text:span text:style-name="T2">perda de peso</text:span></text:p>
      <text:p text:style-name="P13"><text:span text:style-name="T2">febre alta</text:span></text:p>
      <text:p text:style-name="P13"><text:span text:style-name="T2">pele amarelada</text:span></text:p>
      <text:p text:style-name="P13"><text:span text:style-name="T2">urina escura</text:span></text:p>
      <text:p text:style-name="P13"><text:span text:style-name="T2">dores abdominais</text:span></text:p>
      <text:p text:style-name="P13"><text:span text:style-name="T2"/></text:p>
      <text:p text:style-name="P13"><text:span text:style-name="T2"/></text:p>
      <text:p text:style-name="P13"><text:span text:style-name="T2">MALÁRIA : 2</text:span><text:span text:style-name="T7">9</text:span></text:p>
      <text:p text:style-name="P13"><text:span text:style-name="T2"/></text:p>
      <text:p text:style-name="P13"><text:span text:style-name="T2">arrepios</text:span></text:p>
      <text:p text:style-name="P13"><text:span text:style-name="T2">vomito</text:span></text:p>
      <text:p text:style-name="P13"><text:span text:style-name="T2">febre alta</text:span></text:p>
      <text:p text:style-name="P13"><text:span text:style-name="T2">suor em excesso</text:span></text:p>
      <text:p text:style-name="P13"><text:span text:style-name="T2">dor de cabeça</text:span></text:p>
      <text:p text:style-name="P13"><text:span text:style-name="T2">pele amarelada</text:span></text:p>
      <text:p text:style-name="P13"><text:span text:style-name="T2">nausea</text:span></text:p>
      <text:p text:style-name="P13"><text:span text:style-name="T2">diarreia</text:span></text:p>
      <text:p text:style-name="P13"><text:span text:style-name="T2">dores msuculares</text:span></text:p>
      <text:p text:style-name="P13"><text:span text:style-name="T2"/></text:p>
      <text:p text:style-name="P13"><text:span text:style-name="T2">ENXAQUECA : </text:span><text:span text:style-name="T7">30</text:span></text:p>
      <text:p text:style-name="P13"><text:span text:style-name="T2"/></text:p>
      <text:p text:style-name="P13"><text:span text:style-name="T2">acidez </text:span></text:p>
      <text:p text:style-name="P13"><text:span text:style-name="T2">indigestão</text:span></text:p>
      <text:p text:style-name="P13"><text:span text:style-name="T2">dor de cabeça</text:span></text:p>
      <text:p text:style-name="P13"><text:span text:style-name="T2">visão turva e distorcida</text:span></text:p>
      <text:p text:style-name="P14"><text:span text:style-name="T2">fome em excesso</text:span></text:p>
      <text:p text:style-name="P14"><text:soft-page-break/><text:span text:style-name="T2">torcicolo</text:span></text:p>
      <text:p text:style-name="P14"><text:span text:style-name="T2">depressão</text:span></text:p>
      <text:p text:style-name="P14"><text:span text:style-name="T2">irritabilidade</text:span></text:p>
      <text:p text:style-name="P14"><text:span text:style-name="T2">distúrbios visuais</text:span></text:p>
      <text:p text:style-name="P14"><text:span text:style-name="T2"/></text:p>
      <text:p text:style-name="P14"><text:span text:style-name="T2">ARTROSE : 3</text:span><text:span text:style-name="T7">1</text:span></text:p>
      <text:p text:style-name="P14"><text:span text:style-name="T2"/></text:p>
      <text:p text:style-name="P14"><text:span text:style-name="T2">dores nas articulações</text:span></text:p>
      <text:p text:style-name="P14"><text:span text:style-name="T2">dor no pescoço</text:span></text:p>
      <text:p text:style-name="P14"><text:span text:style-name="T2">dor no joelho</text:span></text:p>
      <text:p text:style-name="P14"><text:span text:style-name="T2">dores na articulação do quadril</text:span></text:p>
      <text:p text:style-name="P14"><text:span text:style-name="T2">articulações inchadas</text:span></text:p>
      <text:p text:style-name="P14"><text:span text:style-name="T2">dor ao caminhar</text:span></text:p>
      <text:p text:style-name="P14"><text:span text:style-name="T2"/></text:p>
      <text:p text:style-name="P14"><text:span text:style-name="T2">PARALISIA POR AVC : 3</text:span><text:span text:style-name="T7">2</text:span></text:p>
      <text:p text:style-name="P14"><text:span text:style-name="T2"/></text:p>
      <text:p text:style-name="P14"><text:span text:style-name="T2">vomito</text:span></text:p>
      <text:p text:style-name="P14"><text:span text:style-name="T2">dor de cabeça</text:span></text:p>
      <text:p text:style-name="P14"><text:span text:style-name="T2">fraqueza em um lado do corpo</text:span></text:p>
      <text:p text:style-name="P14"><text:span text:style-name="T2">dores musculares</text:span></text:p>
      <text:p text:style-name="P14"><text:span text:style-name="T2"/></text:p>
      <text:p text:style-name="P14"><text:span text:style-name="T2">ÚLCERA PÉPTICA: 3</text:span><text:span text:style-name="T7">3</text:span></text:p>
      <text:p text:style-name="P14"><text:span text:style-name="T2"/></text:p>
      <text:p text:style-name="P15"><text:span text:style-name="T2">vomito</text:span></text:p>
      <text:p text:style-name="P15"><text:span text:style-name="T2">indigestão</text:span></text:p>
      <text:p text:style-name="P15"><text:span text:style-name="T2">perda de apetite</text:span></text:p>
      <text:p text:style-name="P15"><text:span text:style-name="T2">dores abdominais</text:span></text:p>
      <text:p text:style-name="P15"><text:span text:style-name="T2">passagem de gases</text:span></text:p>
      <text:p text:style-name="P15"><text:span text:style-name="T2">coceira interna</text:span></text:p>
      <text:p text:style-name="P15"><text:span text:style-name="T2"/></text:p>
      <text:p text:style-name="P15"><text:span text:style-name="T2">PNEUMONIA : 3</text:span><text:span text:style-name="T7">4</text:span></text:p>
      <text:p text:style-name="P15"><text:span text:style-name="T2"/></text:p>
      <text:p text:style-name="P15"><text:span text:style-name="T2">arrepios</text:span></text:p>
      <text:p text:style-name="P15"><text:span text:style-name="T2">fadiga</text:span></text:p>
      <text:p text:style-name="P15"><text:span text:style-name="T2">tosse</text:span></text:p>
      <text:p text:style-name="P15"><text:span text:style-name="T2">febre alta</text:span></text:p>
      <text:p text:style-name="P15"><text:span text:style-name="T2">falta de ar</text:span></text:p>
      <text:p text:style-name="P15"><text:span text:style-name="T2">suor em excesso</text:span></text:p>
      <text:p text:style-name="P15"><text:span text:style-name="T2">mal estar</text:span></text:p>
      <text:p text:style-name="P15"><text:span text:style-name="T2">catarro</text:span></text:p>
      <text:p text:style-name="P15"><text:span text:style-name="T2">dor no peito</text:span></text:p>
      <text:p text:style-name="P15"><text:span text:style-name="T2">alta frequência cardíaca</text:span></text:p>
      <text:p text:style-name="P15"><text:bookmark text:name="tw-target-text3"/><text:span text:style-name="T2">escarro enferrujado</text:span></text:p>
      <text:p text:style-name="P15"><text:span text:style-name="T2"/></text:p>
      <text:p text:style-name="P15"><text:span text:style-name="T2">PSORIÁSE: 3</text:span><text:span text:style-name="T7">5</text:span></text:p>
      <text:p text:style-name="P15"><text:span text:style-name="T2"/></text:p>
      <text:p text:style-name="P15"><text:span text:style-name="T2">erupção cutânea</text:span></text:p>
      <text:p text:style-name="P15"><text:span text:style-name="T2">dores nas articulações</text:span></text:p>
      <text:p text:style-name="P15"><text:span text:style-name="T2">pele descascando</text:span></text:p>
      <text:p text:style-name="P16"><text:span text:style-name="T2">exposição a compostos químicos</text:span></text:p>
      <text:p text:style-name="P16"><text:span text:style-name="T2">pequenos amassados na unha</text:span></text:p>
      <text:p text:style-name="P16"><text:span text:style-name="T2">inflamação nas unhas</text:span></text:p>
      <text:p text:style-name="P16"><text:span text:style-name="T2"/></text:p>
      <text:p text:style-name="P16"><text:span text:style-name="T2">TUBERCULOSE : 3</text:span><text:span text:style-name="T7">6</text:span></text:p>
      <text:p text:style-name="P16"><text:span text:style-name="T2"/></text:p>
      <text:p text:style-name="P17"><text:span text:style-name="T2">arrepios</text:span></text:p>
      <text:p text:style-name="P17"><text:span text:style-name="T2">vomito</text:span></text:p>
      <text:p text:style-name="P17"><text:span text:style-name="T2">fadiga</text:span></text:p>
      <text:p text:style-name="P17"><text:span text:style-name="T2">perda de peso</text:span></text:p>
      <text:p text:style-name="P17"><text:span text:style-name="T2">tosse</text:span></text:p>
      <text:p text:style-name="P17"><text:span text:style-name="T2">febre alta</text:span></text:p>
      <text:p text:style-name="P17"><text:span text:style-name="T2">falta de ar</text:span></text:p>
      <text:p text:style-name="P17"><text:span text:style-name="T2">suor em excesso</text:span></text:p>
      <text:p text:style-name="P17"><text:span text:style-name="T2">perda de apetite</text:span></text:p>
      <text:p text:style-name="P17"><text:soft-page-break/><text:span text:style-name="T2">febre média</text:span></text:p>
      <text:p text:style-name="P17"><text:span text:style-name="T2">olhos amarelados</text:span></text:p>
      <text:p text:style-name="P17"><text:bookmark text:name="tw-target-text4"/><text:span text:style-name="T2">gânglios linfáticos inchados</text:span></text:p>
      <text:p text:style-name="P17"><text:span text:style-name="T2">mal estar</text:span></text:p>
      <text:p text:style-name="P17"><text:span text:style-name="T2">catarro</text:span></text:p>
      <text:p text:style-name="P17"><text:span text:style-name="T2">dor no peito</text:span></text:p>
      <text:p text:style-name="P17"><text:span text:style-name="T2">sangue no catarro</text:span></text:p>
      <text:p text:style-name="P17"><text:span text:style-name="T2"/></text:p>
      <text:p text:style-name="P18"><text:span text:style-name="T2">TIFOÍDE : 3</text:span><text:span text:style-name="T7">7</text:span></text:p>
      <text:p text:style-name="P18"><text:span text:style-name="T2"/></text:p>
      <text:p text:style-name="P18"><text:span text:style-name="T2">arrepios</text:span></text:p>
      <text:p text:style-name="P18"><text:span text:style-name="T2">vomito</text:span></text:p>
      <text:p text:style-name="P18"><text:span text:style-name="T2">fadiga</text:span></text:p>
      <text:p text:style-name="P18"><text:span text:style-name="T2">febre alta</text:span></text:p>
      <text:p text:style-name="P18"><text:span text:style-name="T2">dor de cabeça</text:span></text:p>
      <text:p text:style-name="P18"><text:span text:style-name="T2">nausea</text:span></text:p>
      <text:p text:style-name="P18"><text:span text:style-name="T2">constipação</text:span></text:p>
      <text:p text:style-name="P18"><text:span text:style-name="T2">dores abdominais</text:span></text:p>
      <text:p text:style-name="P18"><text:span text:style-name="T2">diarreia</text:span></text:p>
      <text:p text:style-name="P18"><text:span text:style-name="T2">aparência tóxica</text:span></text:p>
      <text:p text:style-name="P18"><text:span text:style-name="T2">dor na barriga</text:span></text:p>
      <text:p text:style-name="P18"><text:span text:style-name="T2"/></text:p>
      <text:p text:style-name="P18"><text:span text:style-name="T2">INFECÇÃO URINÁRIA : 3</text:span><text:span text:style-name="T7">8</text:span></text:p>
      <text:p text:style-name="P18"><text:span text:style-name="T2"/></text:p>
      <text:p text:style-name="P18"><text:span text:style-name="T2">dor ao urinar</text:span></text:p>
      <text:p text:style-name="P18"><text:span text:style-name="T2">desconforto na bexiga</text:span></text:p>
      <text:p text:style-name="P18"><text:span text:style-name="T2">cheiro ruim na urina</text:span></text:p>
      <text:p text:style-name="P18"><text:span text:style-name="T2">constante vontade de urinar</text:span></text:p>
      <text:p text:style-name="P18"><text:span text:style-name="T2"/></text:p>
      <text:p text:style-name="P18"><text:span text:style-name="T2">VARIZES : 3</text:span><text:span text:style-name="T7">9</text:span></text:p>
      <text:p text:style-name="P18"><text:span text:style-name="T2"/></text:p>
      <text:p text:style-name="P19"><text:span text:style-name="T2">fadiga</text:span></text:p>
      <text:p text:style-name="P19"><text:span text:style-name="T2">cólicas</text:span></text:p>
      <text:p text:style-name="P19"><text:span text:style-name="T2">contusões</text:span></text:p>
      <text:p text:style-name="P19"><text:span text:style-name="T2">obesidade</text:span></text:p>
      <text:p text:style-name="P19"><text:span text:style-name="T2">inchaço nas pernas</text:span></text:p>
      <text:p text:style-name="P19"><text:span text:style-name="T2">vasos sanguíneos inchados</text:span></text:p>
      <text:p text:style-name="P19"><text:span text:style-name="T2">veias proeminentes na panturrilha</text:span></text:p>
      <text:p text:style-name="P19"><text:span text:style-name="T2"/></text:p>
      <text:p text:style-name="P19"><text:span text:style-name="T2">VERTIGEM : </text:span><text:span text:style-name="T7">40</text:span></text:p>
      <text:p text:style-name="P19"><text:span text:style-name="T2"/></text:p>
      <text:p text:style-name="P19"><text:span text:style-name="T2">vomito</text:span></text:p>
      <text:p text:style-name="P19"><text:span text:style-name="T2">dor de cabeça </text:span></text:p>
      <text:p text:style-name="P19"><text:span text:style-name="T2">nausea</text:span></text:p>
      <text:p text:style-name="P19"><text:span text:style-name="T2">movimentos giratórios</text:span></text:p>
      <text:p text:style-name="P19"><text:span text:style-name="T2">perda de equilíbrio</text:span></text:p>
      <text:p text:style-name="P19"><text:span text:style-name="T2">instabilidade</text:span></text:p>
      <text:p text:style-name="P19"><text:span text:style-name="T2"/></text:p>
      <text:p text:style-name="P19"><text:span text:style-name="T2">HEPATITE A: 4</text:span><text:span text:style-name="T7">1</text:span></text:p>
      <text:p text:style-name="P19"><text:span text:style-name="T2"/></text:p>
      <text:p text:style-name="P20"><text:span text:style-name="T2">dores nas articulações</text:span></text:p>
      <text:p text:style-name="P20"><text:span text:style-name="T2">vomito</text:span></text:p>
      <text:p text:style-name="P20"><text:span text:style-name="T2">pele amarelada</text:span></text:p>
      <text:p text:style-name="P20"><text:span text:style-name="T2">urina escura</text:span></text:p>
      <text:p text:style-name="P20"><text:span text:style-name="T2">naúsea</text:span></text:p>
      <text:p text:style-name="P20"><text:span text:style-name="T2">perda de apetite</text:span></text:p>
      <text:p text:style-name="P20"><text:span text:style-name="T2">dores abdominais</text:span></text:p>
      <text:p text:style-name="P20"><text:span text:style-name="T2">diarreia</text:span></text:p>
      <text:p text:style-name="P20"><text:span text:style-name="T2">febre media</text:span></text:p>
      <text:p text:style-name="P20"><text:span text:style-name="T2">olhos amarelados</text:span></text:p>
      <text:p text:style-name="P20"><text:span text:style-name="T2">dores musculares</text:span></text:p>
      <text:p text:style-name="P20"><text:span text:style-name="T2"/></text:p>
      <text:p text:style-name="P18"><text:span text:style-name="T2"/></text:p>
      <text:p text:style-name="P18"><text:span text:style-name="T2"/></text:p>
      <text:p text:style-name="P15"><text:soft-page-break/><text:span text:style-name="T2"/></text:p>
      <text:p text:style-name="P14"><text:span text:style-name="T2"/></text:p>
      <text:p text:style-name="P14"><text:span text:style-name="T2"/></text:p>
      <text:p text:style-name="P7"><text:span text:style-name="T2"/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/></text:p>
      <text:p text:style-name="P26"><text:span text:style-name="T2"/></text:p>
      <text:p text:style-name="P26"><text:span text:style-name="T2"/></text:p>
      <text:p text:style-name="P24"><text:span text:style-name="T2"/></text:p>
      <text:p text:style-name="P24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1"/>
      <text:p text:style-name="P21"/>
      <text:p text:style-name="P21"/>
      <text:p text:style-name="P2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32:37.763882138</meta:creation-date>
    <dc:date>2023-07-04T17:56:20.884123560</dc:date>
    <meta:editing-duration>PT28M1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8" meta:paragraph-count="361" meta:word-count="809" meta:character-count="5029" meta:non-whitespace-character-count="4577"/>
  </office:meta>
</office:document-meta>
</file>